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bc6" officeooo:paragraph-rsid="00100bc6"/>
    </style:style>
    <style:style style:name="P2" style:family="paragraph" style:parent-style-name="Standard">
      <style:text-properties fo:color="#c9211e" officeooo:rsid="001a4672" officeooo:paragraph-rsid="00223f0c"/>
    </style:style>
    <style:style style:name="P3" style:family="paragraph" style:parent-style-name="Standard">
      <style:text-properties fo:color="#c9211e" officeooo:rsid="001ba785" officeooo:paragraph-rsid="00223f0c"/>
    </style:style>
    <style:style style:name="P4" style:family="paragraph" style:parent-style-name="Standard">
      <style:text-properties fo:color="#c9211e" officeooo:rsid="001d218c" officeooo:paragraph-rsid="001d218c"/>
    </style:style>
    <style:style style:name="P5" style:family="paragraph" style:parent-style-name="Standard">
      <style:text-properties fo:color="#c9211e" officeooo:rsid="001d218c" officeooo:paragraph-rsid="001431c5"/>
    </style:style>
    <style:style style:name="P6" style:family="paragraph" style:parent-style-name="Standard">
      <style:text-properties fo:color="#c9211e" officeooo:rsid="001d218c" officeooo:paragraph-rsid="00223f0c"/>
    </style:style>
    <style:style style:name="P7" style:family="paragraph" style:parent-style-name="Standard">
      <style:text-properties fo:color="#c9211e" officeooo:rsid="001431c5" officeooo:paragraph-rsid="00100bc6"/>
    </style:style>
    <style:style style:name="P8" style:family="paragraph" style:parent-style-name="Standard">
      <style:text-properties officeooo:rsid="001431c5" officeooo:paragraph-rsid="00100bc6"/>
    </style:style>
    <style:style style:name="P9" style:family="paragraph" style:parent-style-name="Standard">
      <style:text-properties officeooo:rsid="001431c5" officeooo:paragraph-rsid="00223f0c"/>
    </style:style>
    <style:style style:name="P10" style:family="paragraph" style:parent-style-name="Standard">
      <style:text-properties style:use-window-font-color="true" officeooo:rsid="00207673" officeooo:paragraph-rsid="00207673"/>
    </style:style>
    <style:style style:name="P11" style:family="paragraph" style:parent-style-name="Standard">
      <style:text-properties style:use-window-font-color="true" officeooo:rsid="00242d72" officeooo:paragraph-rsid="00242d72"/>
    </style:style>
    <style:style style:name="P12" style:family="paragraph" style:parent-style-name="Standard">
      <style:text-properties style:use-window-font-color="true" officeooo:rsid="00242d72" officeooo:paragraph-rsid="002542c8"/>
    </style:style>
    <style:style style:name="P13" style:family="paragraph" style:parent-style-name="Standard">
      <style:text-properties style:use-window-font-color="true" officeooo:rsid="0027f4ac" officeooo:paragraph-rsid="0027f4ac"/>
    </style:style>
    <style:style style:name="P14" style:family="paragraph" style:parent-style-name="Standard">
      <style:text-properties style:use-window-font-color="true" fo:font-weight="bold" officeooo:rsid="0027f4ac" officeooo:paragraph-rsid="0027f4ac" style:font-weight-asian="bold" style:font-weight-complex="bold"/>
    </style:style>
    <style:style style:name="P15" style:family="paragraph" style:parent-style-name="Standard">
      <style:text-properties style:use-window-font-color="true" fo:font-weight="bold" officeooo:rsid="00242d72" officeooo:paragraph-rsid="00242d72" style:font-weight-asian="bold" style:font-weight-complex="bold"/>
    </style:style>
    <style:style style:name="P16" style:family="paragraph" style:parent-style-name="Standard">
      <style:text-properties style:use-window-font-color="true" fo:font-weight="bold" officeooo:rsid="00207673" officeooo:paragraph-rsid="00207673" style:font-weight-asian="bold" style:font-weight-complex="bold"/>
    </style:style>
    <style:style style:name="P17" style:family="paragraph" style:parent-style-name="Standard">
      <style:text-properties officeooo:paragraph-rsid="00223f0c"/>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1fc" officeooo:paragraph-rsid="002e91f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list-style-name="L5">
      <style:text-properties style:use-window-font-color="true" officeooo:rsid="002e91fc" officeooo:paragraph-rsid="002542c8"/>
    </style:style>
    <style:style style:name="P20" style:family="paragraph" style:parent-style-name="Standard" style:list-style-name="L5">
      <style:text-properties style:use-window-font-color="true" officeooo:rsid="00242d72" officeooo:paragraph-rsid="00242d72"/>
    </style:style>
    <style:style style:name="P21" style:family="paragraph" style:parent-style-name="Standard" style:list-style-name="L5">
      <style:text-properties style:use-window-font-color="true" officeooo:rsid="00242d72" officeooo:paragraph-rsid="002542c8"/>
    </style:style>
    <style:style style:name="P22" style:family="paragraph" style:parent-style-name="Standard" style:list-style-name="L5">
      <style:text-properties style:use-window-font-color="true" officeooo:rsid="0027f4ac" officeooo:paragraph-rsid="0027f4ac"/>
    </style:style>
    <style:style style:name="P23" style:family="paragraph" style:parent-style-name="Standard" style:list-style-name="L6">
      <style:text-properties style:use-window-font-color="true" officeooo:rsid="0029223f" officeooo:paragraph-rsid="0029223f"/>
    </style:style>
    <style:style style:name="P24" style:family="paragraph" style:parent-style-name="Standard" style:list-style-name="L7">
      <style:text-properties officeooo:paragraph-rsid="0027f4ac"/>
    </style:style>
    <style:style style:name="P25"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f0c" officeooo:paragraph-rsid="00223f0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df4" officeooo:paragraph-rsid="00208df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5">
      <style:paragraph-properties fo:text-align="start" style:justify-single-word="false" style:writing-mode="lr-tb"/>
      <style:text-properties officeooo:paragraph-rsid="00336212"/>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officeooo:rsid="00242d72"/>
    </style:style>
    <style:style style:name="T7" style:family="text">
      <style:text-properties officeooo:rsid="0027c24d"/>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33621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29223f"/>
    </style:style>
    <style:style style:name="T11" style:family="text">
      <style:text-properties officeooo:rsid="002996d9"/>
    </style:style>
    <style:style style:name="T12" style:family="text">
      <style:text-properties officeooo:rsid="002ce12b"/>
    </style:style>
    <style:style style:name="T13" style:family="text">
      <style:text-properties officeooo:rsid="002e91fc"/>
    </style:style>
    <style:style style:name="T14" style:family="text">
      <style:text-properties officeooo:rsid="0030b63e"/>
    </style:style>
    <style:style style:name="T15" style:family="text">
      <style:text-properties officeooo:rsid="0032a066"/>
    </style:style>
    <style:style style:name="T16" style:family="text">
      <style:text-properties style:use-window-font-color="true" officeooo:rsid="0027f4ac"/>
    </style:style>
    <style:style style:name="T17" style:family="text">
      <style:text-properties officeooo:rsid="00345c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17">- Możliwość tworzenia grup społecznych skupiających się wokół konkretnego tematu System ma dodatkowo zbierać informacje statystyczne o użytkownikach m.in.: czas kiedy jest zalogowany, w jakie gry gra, ile czasu trwa jedna sesja gry.</text:p>
      <text:p text:style-name="P9"/>
      <text:p text:style-name="P9"><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2">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9"><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3">-ścieżkę do instalacji gry</text:p>
      <text:p text:style-name="P3">-ścieżkę do deinstalatora gry</text:p>
      <text:p text:style-name="P3">-ścieżki do poszczególnych katalogów zawierających informacje lokalne o grze (takie jak folder z zapisami, screenshotami, ustawieniami). Możliwość dodawania takich folderów.</text:p>
      <text:p text:style-name="P3">Do każdej gry można przypisać link/linki odsyłające do forum podforum poświęconego danej grze</text:p>
      <text:p text:style-name="P9"><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text:span><text:soft-page-break/><text:span text:style-name="T4">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3">-Awatar użytkownika</text:p>
      <text:p text:style-name="P3">-Dane dotyczące tego w jakie gry użytkownik gra/jakie gry ma zainstalowane</text:p>
      <text:p text:style-name="P3">-Jakich rodzajów kontrolerów użytkownik używał (klawiatura+mysz/pad/kierownica)</text:p>
      <text:p text:style-name="P9"><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6">Użytkownik może zdefiniować jakimi informacjami chce się dzielić (osobno dla każdej gry, informacje takie jak kiedy gra w grę albo odblokowane osiągniecia)</text:p>
      <text:p text:style-name="P9"><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6">Tak jak odpowiedź na pytanie 9</text:p>
      <text:p text:style-name="Standard"/>
      <text:p text:style-name="Standard">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p text:style-name="P1">Ankieta:</text:p>
      <text:p text:style-name="P8">1 W jaki sposób użytkownik będzie wprowadzał alergeny na jakie jest uczulony (wybór z zamkniętej listy, wpisanie ręcznie czy inny rodzaj wprowadzania danych)?</text:p>
      <text:p text:style-name="P7">1 Użytkownik powinien mieć możliwość wyboru alergenów ze wcześniej predefiniowanej listy. Wybór tych alergenów powinien być możliwy po pierwszym wejściu w aplikację oraz powinna być możliwość modyfikacji takowej listy.</text:p>
      <text:p text:style-name="P8"/>
      <text:p text:style-name="P8">2 Kto ma dostęp do listy alergenów użytkownika (poza samym użytkownikiem)</text:p>
      <text:p text:style-name="P7">2 Dostęp powinien mieć tylko sam użytkownik.</text:p>
      <text:p text:style-name="P8"/>
      <text:p text:style-name="P8">3 Co oznaczają ‘preferencje użytkownika’?</text:p>
      <text:p text:style-name="P7">3. Preferencje użytkownika czyli lista alergenów na które jest uczulony.</text:p>
      <text:p text:style-name="P8"/>
      <text:p text:style-name="P8">4 Jaki (jeśli w ogóle) rodzaj autoryzacji przewidujemy?</text:p>
      <text:p text:style-name="P7">4 Każdy użytkownik powinien mieć możliwość utworzenia oraz logowania za pomocą konta. Przy każdym wejściu do aplikacji system powinien prosić o podanie loginu oraz hasła, ale także oferować możliwość zapamiętania loginu oraz hasła.</text:p>
      <text:p text:style-name="P8"><text:soft-page-break/></text:p>
      <text:p text:style-name="P8">5 Jaka jest reakcja systemu (jeśli w ogóle) na fakt spożycia przez użytkownika alergenu?</text:p>
      <text:p text:style-name="P7">5 Spożycie alergenu powinno być zaznaczane przez użytkownika, po czym system zapisuje taką informację w dzienniku. Użytkownik powinien mieć potem wgląd do wszystkich wpisów.</text:p>
      <text:p text:style-name="P8"/>
      <text:p text:style-name="P8">6 Jakie informacje użytkownik musi podać aby się zarejestrować?</text:p>
      <text:p text:style-name="P7">6 Adres login, hasło, adres e-mail.</text:p>
      <text:p text:style-name="P8"/>
      <text:p text:style-name="P8">7 Czy skład produktu sklepowego będzie pełny, ograniczony do alergenów, czy ograniczony do alergenów na które użytkownik jest uczulony?</text:p>
      <text:p text:style-name="P7">7 Skład produktu sklepowego powinien być ograniczony tylko do pewnego grona alergenów. Jest to 12 alergenów, które każdy produkt powinien posiadać na opakowaniu wg. normy 2003/89/EC.</text:p>
      <text:p text:style-name="P8"/>
      <text:p text:style-name="P8">8 W jakiej formie ma być wyświetlany dziennik? Czy można go modyfikować?</text:p>
      <text:p text:style-name="P7">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8"/>
      <text:p text:style-name="P8">9 Czy alergeny są w jakiś sposób opisane? Jeśli tak to w jaki sposób?</text:p>
      <text:p text:style-name="P7">9 Każdy alergen ma swoją nazwę i informację o tym czy występuje w danym produkcie czy nie. Alergeny nie powinny mieć dodatkowego opisu. Ewentualnie każdy alergen mógłby mieć intuicyjny obrazek (np. orzechy, jaja itp.).</text:p>
      <text:p text:style-name="P8"/>
      <text:p text:style-name="P8">10 Czy jest przewidywana jakaś funkcjonalność odnośnie lekarstw?</text:p>
      <text:p text:style-name="P7">10 Możliwe jest dodanie przypomnienia o zażywaniu leków, które użytkownik sam dodaje (coś na przykład budzika).</text:p>
      <text:p text:style-name="P5"/>
      <text:p text:style-name="P4"/>
      <text:p text:style-name="P4"/>
      <text:p text:style-name="P16">Wymagania <text:span text:style-name="T6">funkcjonalne:</text:span></text:p>
      <text:p text:style-name="P10"/>
      <text:list xml:id="list830202226" text:style-name="L6">
        <text:list-item>
          <text:p text:style-name="P23">Użytkownikiem może być każdy kto założy konto<text:line-break/></text:p>
        </text:list-item>
        <text:list-item>
          <text:p text:style-name="P28">Nowy użytkownik powinien mieć możliwość założenia konta <text:span text:style-name="T15">poprzez podanie loginu, hasła i adresu e-mail</text:span></text:p>
          <text:p text:style-name="P25"/>
        </text:list-item>
        <text:list-item>
          <text:p text:style-name="P25">Użytkownik ma mieć możliwość edycji listy alergenów na które jest uczulony</text:p>
          <text:list>
            <text:list-item>
              <text:p text:style-name="P26"><text:span text:style-name="T12">predefiniowana </text:span>lista alergenów <text:span text:style-name="T12">z których użytkownik może wybrać te na które jest uczulony</text:span></text:p>
            </text:list-item>
            <text:list-item>
              <text:p text:style-name="P26">opis alergenu ogranicza się do jego nazwy i intuicyjnego obrazka</text:p>
            </text:list-item>
            <text:list-item>
              <text:p text:style-name="P26">lista alergenów powinna być udostępniona na serwer</text:p>
            </text:list-item>
          </text:list>
          <text:p text:style-name="P25"/>
        </text:list-item>
        <text:list-item>
          <text:p text:style-name="P25">Logowanie do systemu odbywa się za pomocą hasła i loginu</text:p>
          <text:p text:style-name="P25"/>
        </text:list-item>
        <text:list-item>
          <text:p text:style-name="P25">Aplikacja wyświetla listę alergenów w produkcie po zeskanowaniu produktu</text:p>
          <text:list>
            <text:list-item>
              <text:p text:style-name="P25">zeskanowanie produktu polega na zrobieniu zdjęcia składu lub kodu kreskowego</text:p>
            </text:list-item>
          </text:list>
          <text:p text:style-name="P25"/>
        </text:list-item>
        <text:list-item>
          <text:p text:style-name="P25">Użytkownik ma dostęp do <text:span text:style-name="T6">osobistego kalendarza</text:span></text:p>
          <text:list>
            <text:list-item>
              <text:p text:style-name="P26">kalendarz zapamiętuje co użytkownik zjadł danego dnia</text:p>
            </text:list-item>
            <text:list-item>
              <text:p text:style-name="P26">można edytować wpis w kalendarzu</text:p>
            </text:list-item>
            <text:list-item>
              <text:p text:style-name="P26">te informacje są udostępniane na serwer</text:p>
            </text:list-item>
          </text:list>
          <text:p text:style-name="P26"><text:soft-page-break/></text:p>
        </text:list-item>
        <text:list-item>
          <text:p text:style-name="P26">Możliwość ustawienia przypomnienia o zażyciu lekarstwa</text:p>
        </text:list-item>
      </text:list>
      <text:p text:style-name="P18"/>
      <text:p text:style-name="P15">Wymagania niefunkcjonalne:</text:p>
      <text:p text:style-name="P11"/>
      <text:list xml:id="list3024836661" text:style-name="L5">
        <text:list-item>
          <text:p text:style-name="P20">Wymagany czas szkolenia: brak. Interfejs powinien być możliwie intuicyjny</text:p>
        </text:list-item>
        <text:list-item>
          <text:p text:style-name="P21">Dostępność systemu: użytkownik zawsze ma zawsze możliwość edycji kalendarza i listy alergenów <text:span text:style-name="T7">lokalnie</text:span>. Aktualizacja danych na serwerze powinna być jak najszybsza, zależna od dostępu do serwera.</text:p>
        </text:list-item>
        <text:list-item>
          <text:p text:style-name="P22"><text:span text:style-name="T13">Lokalnie s</text:span>ystem nie musi obsługiwać dużo operacji użytkownika na sekundę <text:span text:style-name="T11">(wystarczy 1 operacja na sekundę)</text:span>. <text:span text:style-name="T10">Serwer powinien być w stanie obsłużyć kilkaset aktualizacji na sekundę od różnych użytkowników.</text:span></text:p>
        </text:list-item>
        <text:list-item>
          <text:p text:style-name="P19">Krótka dokumentacja użytkownika opisująca w jaki sposób wykonać odpowiednie akcje: maksymalnie 2 strony a4</text:p>
        </text:list-item>
        <text:list-item>
          <text:p text:style-name="P22">Aplikacja musi mieć dostęp do lokalnej pamięci masowej (zapis listy alergenów, części kalendarza oraz opcjonalnie loginu i hasła): maksymalnie 1 kilobajt</text:p>
        </text:list-item>
        <text:list-item>
          <text:p text:style-name="P29"><text:span text:style-name="T9">Do zeskanowania składu produktu aplikacja używa aparatu telefonu. Wymagane jest uprawnienie do korzystania z aparatu.</text:span></text:p>
        </text:list-item>
      </text:list>
      <text:p text:style-name="P12"><text:s/></text:p>
      <text:p text:style-name="P14">Ograniczenia projektowe:</text:p>
      <text:p text:style-name="P13"/>
      <text:list xml:id="list1335779558" text:style-name="L7">
        <text:list-item>
          <text:p text:style-name="P24"><text:span text:style-name="T16">Alergeny są rozpoznawane według normy </text:span><text:span text:style-name="T8">2003/89/EC</text:span></text:p>
        </text:list-item>
        <text:list-item>
          <text:p text:style-name="P27"><text:span text:style-name="T8">Użytkownik używa aplikacji mobilne</text:span><text:span text:style-name="T17">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5-05T22:13:56.224000000</dc:date>
    <meta:editing-duration>PT2H40M49S</meta:editing-duration>
    <meta:editing-cycles>25</meta:editing-cycles>
    <meta:generator>LibreOffice/6.2.0.3$Windows_X86_64 LibreOffice_project/98c6a8a1c6c7b144ce3cc729e34964b47ce25d62</meta:generator>
    <meta:document-statistic meta:table-count="0" meta:image-count="0" meta:object-count="0" meta:page-count="4" meta:paragraph-count="76" meta:word-count="1359" meta:character-count="9873" meta:non-whitespace-character-count="8607"/>
  </office:meta>
</office:document-meta>
</file>